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616" officeooo:paragraph-rsid="00198616"/>
    </style:style>
    <style:style style:name="T1" style:family="text">
      <style:text-properties officeooo:rsid="001c1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Alexandra,</text:p>
      <text:p text:style-name="P1"/>
      <text:p text:style-name="P1">I am writing in response to the opening for Junior Data Scientist at Fetch Rewards, which I believe may report to you.</text:p>
      <text:p text:style-name="P1"/>
      <text:p text:style-name="P1"><text:span text:style-name="T1">To make up for my lack of experience post-grad and education during my under-grad, I have pro-actively and quickly mastered the necessary skills to succeed in the field by completing multiple projects. I am an active learner while out-putting <text:s/>high quality work, all of</text:span> which should make me an ideal candidate for the position.</text:p>
      <text:p text:style-name="P1"/>
      <text:p text:style-name="P1">I have attached my resume for your interview and would welcome the chance to speak with you sometime.</text:p>
      <text:p text:style-name="P1"/>
      <text:p text:style-name="P1">Best regards,</text:p>
      <text:p text:style-name="P1">Justin Zha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5:03:21.905614596</meta:creation-date>
    <dc:date>2017-10-31T15:36:38.698329777</dc:date>
    <meta:editing-duration>PT13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00" meta:character-count="586" meta:non-whitespace-character-count="491"/>
  </office:meta>
</office:document-meta>
</file>